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Tahoma, Genev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9a98" officeooo:paragraph-rsid="00099a98"/>
    </style:style>
    <style:style style:name="P2" style:family="paragraph" style:parent-style-name="Standard">
      <style:paragraph-properties fo:text-align="justify" style:justify-single-word="false"/>
      <style:text-properties officeooo:paragraph-rsid="00099a98"/>
    </style:style>
    <style:style style:name="P3" style:family="paragraph" style:parent-style-name="Standard">
      <style:paragraph-properties fo:text-align="justify" style:justify-single-word="false"/>
      <style:text-properties officeooo:paragraph-rsid="000a98f4"/>
    </style:style>
    <style:style style:name="P4" style:family="paragraph" style:parent-style-name="Standard">
      <style:paragraph-properties fo:text-align="justify" style:justify-single-word="false"/>
      <style:text-properties officeooo:paragraph-rsid="000d5298"/>
    </style:style>
    <style:style style:name="P5" style:family="paragraph" style:parent-style-name="Standard">
      <style:paragraph-properties fo:text-align="justify" style:justify-single-word="false"/>
      <style:text-properties officeooo:paragraph-rsid="000ef0e2"/>
    </style:style>
    <style:style style:name="P6" style:family="paragraph" style:parent-style-name="Standard">
      <style:paragraph-properties fo:text-align="justify" style:justify-single-word="false"/>
      <style:text-properties officeooo:rsid="000a98f4" officeooo:paragraph-rsid="000a98f4"/>
    </style:style>
    <style:style style:name="P7" style:family="paragraph" style:parent-style-name="Standard">
      <style:text-properties officeooo:rsid="000d5298" officeooo:paragraph-rsid="000d5298"/>
    </style:style>
    <style:style style:name="P8" style:family="paragraph" style:parent-style-name="Standard">
      <style:paragraph-properties fo:text-align="justify" style:justify-single-word="false"/>
      <style:text-properties officeooo:rsid="00115b38" officeooo:paragraph-rsid="00115b38"/>
    </style:style>
    <style:style style:name="T1" style:family="text">
      <style:text-properties officeooo:rsid="00099a98"/>
    </style:style>
    <style:style style:name="T2" style:family="text">
      <style:text-properties officeooo:rsid="000b446f"/>
    </style:style>
    <style:style style:name="T3" style:family="text">
      <style:text-properties officeooo:rsid="000be4b9"/>
    </style:style>
    <style:style style:name="T4" style:family="text">
      <style:text-properties officeooo:rsid="000d5298"/>
    </style:style>
    <style:style style:name="T5" style:family="text">
      <style:text-properties fo:font-variant="normal" fo:text-transform="none" fo:color="#000000" style:font-name="Open Sans" fo:font-size="12pt" fo:letter-spacing="normal" fo:font-style="normal" fo:font-weight="normal"/>
    </style:style>
    <style:style style:name="T6" style:family="text">
      <style:text-properties fo:font-variant="normal" fo:text-transform="none" fo:color="#003399" style:text-line-through-style="none" style:text-line-through-type="none" style:font-name="Open Sans" fo:font-size="12pt" fo:letter-spacing="normal" fo:font-style="normal" style:text-underline-style="none" fo:font-weight="normal" style:text-blinking="false" fo:background-color="transparent" loext:char-shading-value="0" loext:padding="0cm" loext:border="none"/>
    </style:style>
    <style:style style:name="T7"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ntroducción:</text:p>
      <text:p text:style-name="P8"/>
      <text:p text:style-name="P2"><text:span text:style-name="T1">Este articulo tiene como objetivo explicar las circunstancias que rodearon el nacimiento de la computación y el fracaso del formalismo como base de la matemática misma. </text:span></text:p>
      <text:p text:style-name="P2"/>
      <text:p text:style-name="P3"><text:span text:style-name="T1">En la actualidad vivimos rodeados de computadores a tal punto que es casi completamente natural el manejo de estos para nosotros y cada generación parece adaptarse mejor a estos. Pero es poco lo que se piensa (al menos para la persona promedio) en qué es la computación y cuál es el origen de estos aparatos que nos rodean y son tan indispensables en nuestras vidas, parece difícil de creer y para más de uno será una noción que nunca abría pasado por sus cabezas el que la misma computación y los computadores son productos de un fracaso.</text:span></text:p>
      <text:p text:style-name="P3"/>
      <text:p text:style-name="P4"><text:span text:style-name="T3">Para empezar surge la pregunta qué es la computación, la palabra computación bine del latín “computatio” que significa calculo o cuenta pero es mas comúnmente empleada como sinónimo de la palabra informática citando su definición: “ciencia que se dedica a estudiar el tratamiento de la información mediante medios automáticos, es decir, la ciencia de la información automática. Se trata de una sumatoria de conocimientos científicos y de técnicas que posibilitan el tratamiento automático de la información mediante el uso de computadoras.”[1]. </text:span></text:p>
      <text:p text:style-name="P4"/>
      <text:p text:style-name="P5"><text:span text:style-name="T4">Dentro de la informática el formalismo juega un papel fundamental, es la base en la que la que se cimienta la computación, es necesario que los lenguajes cumplan con los requisitos planteados por el formalismo para que las maquinas puedan hacer uso de estos. Resulta pues irónico que la maquina que dio origen a toda la informática “La Maquina Universal” de Alan Turing, fue creada para refutar la idea principal del formalismo en el que se coloca a la lógica como base absoluta de las matemáticas. </text:span></text:p>
      <text:p text:style-name="P3"/>
      <text:p text:style-name="P8">Contenido:</text:p>
      <text:p text:style-name="P6">Cómo puede ser algo tan trascendental en nuestras vidas y tan celebrado el producto de un fracaso, <text:span text:style-name="T2">pues bien, como en muchas instancias de la historia de la humanidad resultados inesperados derivados de fracasos en otros campos resultaron ser grandes éxitos, justo eso paso con la computación. </text:span></text:p>
      <text:p text:style-name="Text_20_body"><text:line-break/><text:span text:style-name="T1">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7">[1] <text:span text:style-name="T5">Fuente: </text:span><text:a xlink:type="simple" xlink:href="https://concepto.de/informatica/#ixzz6I7tYtSYH" text:style-name="Internet_20_link" text:visited-style-name="Visited_20_Internet_20_Link"><text:span text:style-name="T6">https://concepto.de/informatica/#ixzz6I7tYtSYH</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Tahoma, Genev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8:02:51.278264231</meta:creation-date>
    <meta:generator>LibreOffice/6.1.5.2$Linux_X86_64 LibreOffice_project/10$Build-2</meta:generator>
    <dc:date>2020-03-29T19:27:02.905162826</dc:date>
    <meta:editing-duration>PT11M6S</meta:editing-duration>
    <meta:editing-cycles>3</meta:editing-cycles>
    <meta:document-statistic meta:table-count="0" meta:image-count="0" meta:object-count="0" meta:page-count="2" meta:paragraph-count="9" meta:word-count="342" meta:character-count="2129" meta:non-whitespace-character-count="1789"/>
  </office:meta>
</office:document-meta>
</file>